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fa7b7" officeooo:paragraph-rsid="001fa7b7"/>
    </style:style>
    <style:style style:name="P3" style:family="paragraph" style:parent-style-name="Text_20_body">
      <style:text-properties officeooo:rsid="0021cd8d" officeooo:paragraph-rsid="0021cd8d"/>
    </style:style>
    <style:style style:name="P4" style:family="paragraph" style:parent-style-name="Text_20_body">
      <style:text-properties officeooo:rsid="00226a2e" officeooo:paragraph-rsid="00226a2e"/>
    </style:style>
    <style:style style:name="P5" style:family="paragraph" style:parent-style-name="Text_20_body">
      <style:text-properties officeooo:rsid="0024514c" officeooo:paragraph-rsid="0024514c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20b4d3"/>
    </style:style>
    <style:style style:name="T2" style:family="text">
      <style:text-properties officeooo:rsid="00226a2e"/>
    </style:style>
    <style:style style:name="T3" style:family="text">
      <style:text-properties officeooo:rsid="002451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ojet</text:h>
      <text:p text:style-name="P1"/>
      <text:p text:style-name="P2">1 Analyse des besoins</text:p>
      <text:p text:style-name="P2"><text:tab/>→ Ecrire un document environ 20 pages max (6 à 8h)</text:p>
      <text:p text:style-name="P2"><text:tab/><text:tab/>→<text:span text:style-name="T1"> Introduction</text:span></text:p>
      <text:p text:style-name="P2"><text:tab/><text:tab/>→<text:span text:style-name="T1"> règles du jeu</text:span></text:p>
      <text:p text:style-name="P2"><text:tab/><text:tab/>→<text:span text:style-name="T1"> mode d’interaction des joueurs</text:span></text:p>
      <text:p text:style-name="P2"><text:tab/><text:tab/><text:tab/>→<text:span text:style-name="T1"> interfaces</text:span></text:p>
      <text:p text:style-name="P2"><text:tab/><text:tab/><text:tab/>→<text:span text:style-name="T1"> commandes</text:span></text:p>
      <text:p text:style-name="P2"><text:tab/><text:tab/>→<text:span text:style-name="T1"> Contraintes</text:span></text:p>
      <text:p text:style-name="P2"><text:tab/><text:tab/><text:tab/>→<text:span text:style-name="T1"> dates</text:span></text:p>
      <text:p text:style-name="P2"><text:tab/><text:tab/><text:tab/>→<text:span text:style-name="T1"> langage de prog</text:span></text:p>
      <text:p text:style-name="P2"><text:tab/><text:tab/><text:tab/>→<text:span text:style-name="T1"> outils ?</text:span></text:p>
      <text:p text:style-name="P2">2 Conception</text:p>
      <text:p text:style-name="P2"><text:tab/>→ Document environ 5 pages max</text:p>
      <text:p text:style-name="P2"><text:tab/><text:tab/>→ Structure des données</text:p>
      <text:p text:style-name="P2"><text:tab/><text:tab/>→ découpage fonctionnel (main →fonction →fonction) (6 à 8h)</text:p>
      <text:p text:style-name="P2">3 Codage/Test</text:p>
      <text:p text:style-name="P2"><text:tab/>→ Répartition du travail</text:p>
      <text:p text:style-name="P2"><text:tab/>→ Tester les fonctions dès qu’elles sont crées</text:p>
      <text:p text:style-name="P2"/>
      <text:p text:style-name="P3">utiliser des structures : </text:p>
      <text:p text:style-name="P3"><text:tab/>→ Une pour la carte</text:p>
      <text:p text:style-name="P3"><text:tab/>→ ne pour le joueur</text:p>
      <text:p text:style-name="P3">Génération de carte aléatoire/<text:span text:style-name="T2">automatique</text:span>, <text:span text:style-name="T2">d</text:span>e plus en plus dur selon le niveau.</text:p>
      <text:p text:style-name="P4">Le but du jeu est de se déplacer dans un labyrinthe générer automatiquement à travers des pièces reliés par des couloirs et de récupérer le trésor avant de s’enfuir par la sortie. <text:span text:style-name="T3">La taille du labyrinthe ainsi que ça complexité change selon le niveau. Il est possible d’ajouter des éléments supplémentaires (armes,montres,pièges,etc) selon l’avancée du jeu. </text:span></text:p>
      <text:p text:style-name="P5">Le joueur se déplace grâce aux touches du clavier dans une matrice de structure composé de ;</text:p>
      <text:p text:style-name="P5"><text:tab/>→ Block (X)</text:p>
      <text:p text:style-name="P5"><text:soft-page-break/><text:tab/>→ mur vertical (---)</text:p>
      <text:p text:style-name="P5"><text:tab/>→ mur horizontal ( | )</text:p>
      <text:p text:style-name="P5"><text:tab/>→ porte (P)</text:p>
      <text:p text:style-name="P5"><text:tab/>→ joueur (@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6:53:03.914931158</meta:creation-date>
    <dc:date>2016-11-07T18:24:56.164225090</dc:date>
    <meta:editing-duration>PT20M3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30" meta:word-count="196" meta:character-count="1123" meta:non-whitespace-character-count="917"/>
  </office:meta>
</office:document-meta>
</file>